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enter the file name: Random4.tsp</text:p>
      <text:p text:style-name="Standard">(1, 4, 2, 3) is the route with the lowest cost, 215.085533032 .</text:p>
      <text:p text:style-name="Standard">This took 0.11 seconds to calculate.</text:p>
      <text:p text:style-name="Standard"/>
      <text:p text:style-name="Standard">Please enter the file name: Random5.tsp</text:p>
      <text:p text:style-name="Standard">(1, 2, 5, 3, 4) is the route with the lowest cost, 139.13354175 .</text:p>
      <text:p text:style-name="Standard">This took 0.12 seconds to calculate.</text:p>
      <text:p text:style-name="Standard"/>
      <text:p text:style-name="Standard">Please enter the file name: Random6.tsp</text:p>
      <text:p text:style-name="Standard">(1, 2, 3, 4, 5, 6) is the route with the lowest cost, 118.968914076 .</text:p>
      <text:p text:style-name="Standard">This took 0.14 seconds to calculate.</text:p>
      <text:p text:style-name="Standard"/>
      <text:p text:style-name="Standard">Please enter the file name: Random7.tsp</text:p>
      <text:p text:style-name="Standard">(1, 2, 7, 3, 6, 5, 4) is the route with the lowest cost, 63.8630318748 .</text:p>
      <text:p text:style-name="Standard">This took 0.19 seconds to calculate.</text:p>
      <text:p text:style-name="Standard"/>
      <text:p text:style-name="Standard">Please enter the file name: Random8.tsp</text:p>
      <text:p text:style-name="Standard">(4, 5, 2, 3, 7, 1, 6, 8) is the route with the lowest cost, 310.982079744 .</text:p>
      <text:p text:style-name="Standard">This took 0.71 seconds to calculate.</text:p>
      <text:p text:style-name="Standard"/>
      <text:p text:style-name="Standard">Please enter the file name: Random9.tsp</text:p>
      <text:p text:style-name="Standard">(6, 7, 1, 8, 4, 9, 2, 5, 3) is the route with the lowest cost, 131.02836614 .</text:p>
      <text:p text:style-name="Standard">This took 6.17 seconds to calculate.</text:p>
      <text:p text:style-name="Standard"/>
      <text:p text:style-name="Standard">Please enter the file name: Random10.tsp</text:p>
      <text:p text:style-name="Standard">(1, 2, 7, 6, 8, 5, 9, 10, 4, 3) is the route with the lowest cost, 106.785820219 .</text:p>
      <text:p text:style-name="Standard">This took 65.69 seconds to calculate.</text:p>
      <text:p text:style-name="Standard"/>
      <text:p text:style-name="Standard">Please enter the file name: Random11.tsp</text:p>
      <text:p text:style-name="Standard">(1, 6, 10, 11, 8, 9, 7, 5, 3, 4, 2) is the route with the lowest cost, 252.684434455 .</text:p>
      <text:p text:style-name="Standard">This took 655.26 seconds to calculate.</text:p>
      <text:p text:style-name="Standard"/>
      <text:p text:style-name="Standard">Please enter the file name: Random12.tsp</text:p>
      <text:p text:style-name="Standard">(1, 8, 2, 3, 12, 4, 9, 5, 10, 6, 7, 11) is the route with the lowest cost, 66.0848440113 .</text:p>
      <text:p text:style-name="Standard">This took 8684.75 seconds to calcul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</meta:initial-creator>
    <meta:creation-date>2014-08-30T12:40:24</meta:creation-date>
    <dc:date>2014-09-03T19:29:18</dc:date>
    <dc:creator>Sarah </dc:creator>
    <meta:editing-duration>PT3H42M34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27" meta:word-count="261" meta:character-count="1363" meta:non-whitespace-character-count="1129"/>
  </office:meta>
</office:document-meta>
</file>